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pecially designed for students of Arabic, this textbook presents a selection of authentic Arabian Night stories in simplified language providing learners of Modern Standard Arabic access to this classic of Arabic literature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4:52:11.457000000</dc:date>
    <meta:editing-duration>PT15S</meta:editing-duration>
    <meta:editing-cycles>3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32" meta:character-count="225" meta:non-whitespace-character-count="193"/>
  </office:meta>
</office:document-meta>
</file>